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justify" fo:margin-top="0in" fo:margin-bottom="0.1562in" fo:background-color="#FFFFFF"/>
      <style:text-properties style:font-name="Arial" style:font-name-complex="Arial" fo:color="#000000" fo:font-size="10.5pt" style:font-size-asian="10.5pt" style:font-size-complex="10.5pt"/>
    </style:style>
    <style:style style:name="P2"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3"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4"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5"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office:automatic-styles>
  <office:body>
    <office:text text:use-soft-page-breaks="true">
      <text:p text:style-name="P1">Lorem ipsum dolor sit amet, consectetur adipiscing elit. Donec ante magna, rutrum quis convallis sed, porttitor a est. In ac odio ante. Suspendisse potenti. Sed cursus et magna vitae mollis. Cras vel tortor urna. Pellentesque diam purus, placerat quis lacus eu, accumsan facilisis lectus. Duis sodales, leo at sollicitudin tincidunt, elit neque consequat metus, vitae lacinia diam felis quis augue. Nunc quis mi ipsum. Nulla et semper elit. Aliquam et sem consectetur, aliquet lectus nec, fringilla mi. Nullam eu augue sit amet est vestibulum egestas aliquam vitae quam. Aliquam consectetur nunc vitae dignissim efficitur. Interdum et malesuada fames ac ante ipsum primis in faucibus. Cras sagittis tortor ante, ac semper urna finibus a.</text:p>
      <text:p text:style-name="P2">Nulla facilisi. Vivamus condimentum libero eget lacus suscipit cursus. Proin congue neque nunc, a volutpat orci viverra accumsan. Vestibulum vulputate pretium ipsum. Aenean tortor nisi, interdum a arcu porttitor, tempor mollis quam. Integer in eros pretium, pretium lacus at, dictum leo. In ut elit vel dolor efficitur luctus. Quisque pellentesque, est non viverra fringilla, tellus mi gravida est, scelerisque fermentum turpis quam a tortor. Mauris eu placerat dolor. Ut gravida est aliquet diam luctus, ac ornare justo pretium. Cras a aliquam felis. Class aptent taciti sociosqu ad litora torquent per conubia nostra, per inceptos himenaeos. Sed molestie arcu vel diam congue aliquet. Maecenas ullamcorper velit id orci ullamcorper ultricies. Nulla justo tellus, tristique quis ex nec, iaculis tristique metus.</text:p>
      <text:p text:style-name="P3">Sed maximus finibus dui sit amet tempor. Nulla ut justo volutpat, iaculis lacus in, volutpat arcu. Suspendisse dapibus arcu ac luctus lobortis. Vivamus ante ante, cursus ut nisl ut, maximus maximus tellus. Maecenas eget orci nec enim maximus vulputate. Nunc egestas, est ac tristique dignissim, nisi ligula feugiat enim, a feugiat massa risus at risus. Praesent facilisis turpis id odio tincidunt, sed tincidunt mi lobortis. Nullam gravida mollis magna ut congue.</text:p>
      <text:p text:style-name="P4">Fusce ultrices mauris quis lobortis rutrum. Nunc risus sapien, egestas ut orci a, lobortis viverra est. In elementum elementum leo, quis aliquam purus vulputate ac. Aliquam erat volutpat. Duis ex neque, convallis sit amet sodales et, consectetur et tortor. Donec commodo ligula vitae nulla faucibus, eget bibendum massa blandit. Pellentesque porta placerat nibh, sit amet volutpat felis consequat vitae. Interdum et malesuada fames ac ante ipsum primis in faucibus. Lorem ipsum dolor sit amet, consectetur adipiscing elit. Class aptent taciti sociosqu ad litora torquent per conubia nostra, per inceptos himenaeos. Curabitur non dignissim purus. Etiam eget sapien mattis, semper tortor vitae, sodales augue. Cras posuere ornare posuere. Nulla facilisi. Cras aliquet mi et tortor fringilla, eu eleifend felis cursus.</text:p>
      <text:p text:style-name="P5">Donec in leo facilisis, maximus tortor non, placerat neque. Donec vulputate erat purus, vitae auctor nisi iaculis vitae. Curabitur nisl lectus, dignissim eu convallis id, volutpat ac lectus. Proin bibendum dictum ex ut porta. Morbi leo tortor, fringilla et lectus nec, facilisis lobortis ex. Donec aliquam nec mauris id tincidunt. Cras at nunc odio. Donec eu nisi sit amet massa rutrum vehicula eget quis augue. Maecenas porta ultricies scelerisque. Duis fringilla tempor dui. Praesent nunc est, hendrerit eget viverra in, varius sed ante. Quisque hendrerit felis et purus euismod consequa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111in" fo:line-height="107%"/>
      <style:text-properties fo:font-size="11pt" style:font-size-asian="11pt" style:font-size-complex="11pt" style:language-asian="en" style:country-asian="U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ic A. Jones</meta:initial-creator>
    <dc:creator>Dominic A. Jones</dc:creator>
    <meta:creation-date>2017-01-06T15:28:00Z</meta:creation-date>
    <dc:date>2017-01-06T15:28:00Z</dc:date>
    <meta:print-date>2017-01-06T11:58:00Z</meta:print-date>
    <meta:template xlink:href="Normal" xlink:type="simple"/>
    <meta:editing-cycles>2</meta:editing-cycles>
    <meta:editing-duration>PT0S</meta:editing-duration>
    <meta:document-statistic meta:page-count="1" meta:paragraph-count="6" meta:word-count="511" meta:character-count="3418" meta:row-count="24" meta:non-whitespace-character-count="2913"/>
  </office:meta>
</office:document-meta>
</file>